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a9ad6" officeooo:paragraph-rsid="000a9ad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b1b18" officeooo:paragraph-rsid="000b1b1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rsid="000c4b69" officeooo:paragraph-rsid="000c4b69"/>
    </style:style>
    <style:style style:name="P4" style:family="paragraph" style:parent-style-name="Standard" style:list-style-name="L4">
      <style:paragraph-properties fo:text-align="start" style:justify-single-word="false"/>
      <style:text-properties officeooo:rsid="000c4b69" officeooo:paragraph-rsid="000c4b69"/>
    </style:style>
    <style:style style:name="P5" style:family="paragraph" style:parent-style-name="Standard" style:list-style-name="L5">
      <style:paragraph-properties fo:text-align="start" style:justify-single-word="false"/>
      <style:text-properties officeooo:rsid="000c4b69" officeooo:paragraph-rsid="000c4b69"/>
    </style:style>
    <style:style style:name="P6" style:family="paragraph" style:parent-style-name="Standard" style:list-style-name="L6">
      <style:paragraph-properties fo:text-align="start" style:justify-single-word="false"/>
      <style:text-properties officeooo:rsid="000c4b69" officeooo:paragraph-rsid="000c4b69"/>
    </style:style>
    <style:style style:name="P7" style:family="paragraph" style:parent-style-name="Standard" style:list-style-name="L7">
      <style:paragraph-properties fo:text-align="start" style:justify-single-word="false"/>
      <style:text-properties officeooo:rsid="000c4b69" officeooo:paragraph-rsid="000c4b6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1b18" style:font-weight-asian="normal" style:font-weight-complex="normal"/>
    </style:style>
    <style:style style:name="T3" style:family="text">
      <style:text-properties officeooo:rsid="000c4b69"/>
    </style:style>
    <style:style style:name="T4" style:family="text">
      <style:text-properties officeooo:rsid="0010090a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GLISH(<text:span text:style-name="T4">101W</text:span>)</text:p>
      <text:p text:style-name="P1">Name:Omar Faruk</text:p>
      <text:p text:style-name="P1">Roll:2019831055</text:p>
      <text:p text:style-name="P2"><text:span text:style-name="T3">Term test</text:span>-1:</text:p>
      <text:p text:style-name="P3"><text:span text:style-name="T2">1.</text:span></text:p>
      <text:list xml:id="list92648850" text:style-name="L4">
        <text:list-item>
          <text:p text:style-name="P4"><text:span text:style-name="T2">e</text:span></text:p>
        </text:list-item>
        <text:list-item>
          <text:p text:style-name="P4"><text:span text:style-name="T2">c</text:span></text:p>
        </text:list-item>
        <text:list-item>
          <text:p text:style-name="P4"><text:span text:style-name="T2">f</text:span></text:p>
        </text:list-item>
        <text:list-item>
          <text:p text:style-name="P4"><text:span text:style-name="T2">c</text:span></text:p>
        </text:list-item>
        <text:list-item>
          <text:p text:style-name="P4"><text:span text:style-name="T2">a</text:span></text:p>
        </text:list-item>
      </text:list>
      <text:p text:style-name="P3"><text:span text:style-name="T2">2.</text:span></text:p>
      <text:list xml:id="list1450912458" text:style-name="L5">
        <text:list-item>
          <text:p text:style-name="P5"><text:span text:style-name="T2">a</text:span><text:span text:style-name="T1">ctivist</text:span></text:p>
        </text:list-item>
        <text:list-item>
          <text:p text:style-name="P5"><text:span text:style-name="T1">consumerism</text:span></text:p>
        </text:list-item>
        <text:list-item>
          <text:p text:style-name="P5"><text:span text:style-name="T1">white</text:span></text:p>
        </text:list-item>
        <text:list-item>
          <text:p text:style-name="P5"><text:span text:style-name="T1">leaflets</text:span></text:p>
        </text:list-item>
        <text:list-item>
          <text:p text:style-name="P5"><text:span text:style-name="T1">police</text:span></text:p>
        </text:list-item>
      </text:list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18:06:24.834624555</meta:creation-date>
    <dc:date>2020-12-05T12:22:02.228287713</dc:date>
    <meta:editing-duration>PT17H34M56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16" meta:word-count="28" meta:character-count="130" meta:non-whitespace-character-count="128"/>
  </office:meta>
</office:document-meta>
</file>